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0edcc" officeooo:paragraph-rsid="0000edcc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normal" officeooo:rsid="0000edcc" officeooo:paragraph-rsid="0000edcc" style:font-size-asian="17.5pt" style:font-weight-asian="normal" style:font-size-complex="20pt" style:font-weight-complex="normal"/>
    </style:style>
    <style:style style:name="T1" style:family="text">
      <style:text-properties officeooo:rsid="000163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evisa al distribuidor</text:p>
      <text:p text:style-name="P2">1. ¿Cómo es el proceso de distribución a nivel bodega?</text:p>
      <text:p text:style-name="P2"/>
      <text:p text:style-name="P2">2.¿Utilizan algún software para organizar sus entregas?</text:p>
      <text:p text:style-name="P2"/>
      <text:p text:style-name="P2">3.¿Cuan complejo <text:span text:style-name="T1">es el proceso de documentación de los envíos</text:span>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1T18:09:06.279000000</dc:date>
    <meta:editing-duration>PT17S</meta:editing-duration>
    <meta:editing-cycles>1</meta:editing-cycles>
    <meta:document-statistic meta:table-count="0" meta:image-count="0" meta:object-count="0" meta:page-count="1" meta:paragraph-count="4" meta:word-count="30" meta:character-count="196" meta:non-whitespace-character-count="170"/>
    <meta:generator>LibreOffice/7.1.5.2$Windows_X86_64 LibreOffice_project/85f04e9f809797b8199d13c421bd8a2b025d52b5</meta:generator>
  </office:meta>
</office:document-meta>
</file>